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e7cc8" officeooo:paragraph-rsid="000e7cc8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0e7cc8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0e7cc8" officeooo:paragraph-rsid="000e7cc8" style:font-size-asian="7pt" style:font-size-complex="8pt"/>
    </style:style>
    <style:style style:name="P4" style:family="paragraph" style:parent-style-name="Standard">
      <style:paragraph-properties fo:text-align="start" style:justify-single-word="false"/>
      <style:text-properties officeooo:paragraph-rsid="0046fde3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46fde3" officeooo:paragraph-rsid="0046fde3" style:font-size-asian="8.75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46fde3" officeooo:paragraph-rsid="00478dde" style:font-size-asian="8.75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478dde" officeooo:paragraph-rsid="00478dde" style:font-size-asian="8.75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4a693a" officeooo:paragraph-rsid="004a693a" style:font-size-asian="8.75pt" style:font-size-complex="10pt"/>
    </style:style>
    <style:style style:name="P9" style:family="paragraph" style:parent-style-name="Standard">
      <style:paragraph-properties fo:text-align="start" style:justify-single-word="false"/>
      <style:text-properties officeooo:rsid="00478dde" officeooo:paragraph-rsid="00478dde"/>
    </style:style>
    <style:style style:name="T1" style:family="text">
      <style:text-properties fo:font-size="8pt" style:text-underline-style="none" style:font-size-asian="7pt" style:font-size-complex="8pt"/>
    </style:style>
    <style:style style:name="T2" style:family="text">
      <style:text-properties fo:font-size="8pt" style:text-underline-style="none" officeooo:rsid="0040edfb" style:font-size-asian="7pt" style:font-size-complex="8pt"/>
    </style:style>
    <style:style style:name="T3" style:family="text">
      <style:text-properties fo:font-size="8pt" style:text-underline-style="none" officeooo:rsid="0046fde3" style:font-size-asian="7pt" style:font-size-complex="8pt"/>
    </style:style>
    <style:style style:name="T4" style:family="text">
      <style:text-properties fo:font-size="8pt" style:text-underline-style="none" officeooo:rsid="00478dde" style:font-size-asian="7pt" style:font-size-complex="8pt"/>
    </style:style>
    <style:style style:name="T5" style:family="text">
      <style:text-properties fo:font-size="8pt" style:text-underline-style="none" officeooo:rsid="0048ff02" style:font-size-asian="7pt" style:font-size-complex="8pt"/>
    </style:style>
    <style:style style:name="T6" style:family="text">
      <style:text-properties fo:font-size="8pt" style:text-underline-style="none" officeooo:rsid="004bc569" style:font-size-asian="7pt" style:font-size-complex="8pt"/>
    </style:style>
    <style:style style:name="T7" style:family="text">
      <style:text-properties fo:font-size="8pt" style:text-underline-style="none" officeooo:rsid="004d3abf" style:font-size-asian="7pt" style:font-size-complex="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46fde3"/>
    </style:style>
    <style:style style:name="T10" style:family="text">
      <style:text-properties officeooo:rsid="004a69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<text:span text:style-name="T9">2</text:span></text:p>
      <text:p text:style-name="P2">About t<text:span text:style-name="T9">op_k</text:span>.py</text:p>
      <text:p text:style-name="P3"/>
      <text:p text:style-name="P4"><text:span text:style-name="T3">Calculate distance from words: (</text:span><text:span text:style-name="T8">dog, england, john, explode, office</text:span><text:span text:style-name="T3">) to every other word in vocab.txt using wordVectors.txt </text:span><text:span text:style-name="T5">as vectors </text:span><text:span text:style-name="T3">and cosine distance. Sort distance in DESC order, filter top 1 (the most similar is the word itself). Show results.</text:span></text:p>
      <text:p text:style-name="P5"><text:span text:style-name="T2"/></text:p>
      <text:p text:style-name="P7">Results:</text:p>
      <text:p text:style-name="P7"/>
      <text:p text:style-name="P9"><text:span text:style-name="T1">dog [('cat', '0.771'), ('rabbit', '0.732'), ('puppy', '0.697'), ('frog', '0.648'), ('kitten', '0.635')]</text:span></text:p>
      <text:p text:style-name="P9"><text:span text:style-name="T1">england [('ireland', '0.901'), ('scotland', '0.850'), ('australia', '0.806'), ('wales', '0.798'), ('europe', '0.775')]</text:span></text:p>
      <text:p text:style-name="P9"><text:span text:style-name="T1">john [('george', '0.922'), ('robert', '0.899'), ('charles', '0.895'), ('william', '0.889'), ('james', '0.878')]</text:span></text:p>
      <text:p text:style-name="P9"><text:span text:style-name="T1">explode [('grenadiers', '0.555'), ('slashed', '0.551'), ('appendix', '0.534'), ('monnet', '0.524'), ('instantaneously', '0.518')]</text:span></text:p>
      <text:p text:style-name="P9"><text:span text:style-name="T1">office [('board', '0.668'), ('court', '0.620'), ('offices', '0.617'), ('commission', '0.617'), ('authority', '0.603')]</text:span></text:p>
      <text:p text:style-name="P6"><text:span text:style-name="T2"/></text:p>
      <text:p text:style-name="P8"><text:span text:style-name="T2">N</text:span><text:span text:style-name="T1">ote: score is rounded to last 3 </text:span><text:span text:style-name="T7">decimal</text:span><text:span text:style-name="T1"> points, for </text:span><text:span text:style-name="T6">readability</text:span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10:28.167152889</meta:creation-date>
    <dc:date>2017-12-09T16:29:47.808709938</dc:date>
    <meta:editing-duration>PT59M47S</meta:editing-duration>
    <meta:editing-cycles>6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10" meta:character-count="921" meta:non-whitespace-character-count="821"/>
  </office:meta>
</office:document-meta>
</file>